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79mm"/>
    </style:style>
    <style:style style:name="co2" style:family="table-column">
      <style:table-column-properties fo:break-before="auto" style:column-width="74.52mm"/>
    </style:style>
    <style:style style:name="co3" style:family="table-column">
      <style:table-column-properties fo:break-before="auto" style:column-width="123.75mm"/>
    </style:style>
    <style:style style:name="co4" style:family="table-column">
      <style:table-column-properties fo:break-before="auto" style:column-width="95.69mm"/>
    </style:style>
    <style:style style:name="co5" style:family="table-column">
      <style:table-column-properties fo:break-before="auto" style:column-width="91.46mm"/>
    </style:style>
    <style:style style:name="co6" style:family="table-column">
      <style:table-column-properties fo:break-before="auto" style:column-width="107.6mm"/>
    </style:style>
    <style:style style:name="co7" style:family="table-column">
      <style:table-column-properties fo:break-before="auto" style:column-width="143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font-name="Liberation Sans" style:font-name-asian="Tahoma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Default"/>
        <table:table-column table:style-name="co8" table:number-columns-repeated="16375" table:default-cell-style-name="ce1"/>
        <table:table-row table:style-name="ro1">
          <table:table-cell table:number-columns-repeated="2"/>
          <table:table-cell office:value-type="string" calcext:value-type="string">
            <text:p>stable-3_5_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formula="of:=CONCATENATE(&quot;git checkout &quot;; [.C$1])" office:value-type="string" office:string-value="git checkout stable-3_5_0" calcext:value-type="string">
            <text:p>git checkout stable-3_5_0</text:p>
          </table:table-cell>
          <table:table-cell office:value-type="string" calcext:value-type="string">
            <text:p>git status</text:p>
          </table:table-cell>
          <table:table-cell office:value-type="string" calcext:value-type="string">
            <text:p>git pull</text:p>
          </table:table-cell>
          <table:table-cell office:value-type="string" calcext:value-type="string">
            <text:p>git restore --staged ./</text:p>
          </table:table-cell>
          <table:table-cell office:value-type="string" calcext:value-type="string">
            <text:p>git update-index --assume-unchanged -- ./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ib/pkp</text:p>
          </table:table-cell>
          <table:table-cell table:formula="of:=CONCATENATE(&quot;git -C &quot;;[.B5];&quot; checkout &quot;; [.C$1])" office:value-type="string" office:string-value="git -C lib/pkp checkout stable-3_5_0" calcext:value-type="string">
            <text:p>git -C lib/pkp checkout stable-3_5_0</text:p>
          </table:table-cell>
          <table:table-cell table:formula="of:=CONCATENATE(&quot;git -C &quot;;[.B5];&quot; status&quot;)" office:value-type="string" office:string-value="git -C lib/pkp status" calcext:value-type="string">
            <text:p>git -C lib/pkp status</text:p>
          </table:table-cell>
          <table:table-cell table:formula="of:=CONCATENATE(&quot;git -C &quot;;[.B5];&quot; pull&quot;)" office:value-type="string" office:string-value="git -C lib/pkp pull" calcext:value-type="string">
            <text:p>git -C lib/pkp pull</text:p>
          </table:table-cell>
          <table:table-cell table:formula="of:=CONCATENATE(&quot;git restore --staged &quot;;[.B5])" office:value-type="string" office:string-value="git restore --staged lib/pkp" calcext:value-type="string">
            <text:p>git restore --staged lib/pkp</text:p>
          </table:table-cell>
          <table:table-cell table:formula="of:=CONCATENATE(&quot;git update-index --assume-unchanged -- &quot;;[.B5])" office:value-type="string" office:string-value="git update-index --assume-unchanged -- lib/pkp" calcext:value-type="string">
            <text:p>git update-index --assume-unchanged -- lib/pkp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lib/ui-library</text:p>
          </table:table-cell>
          <table:table-cell table:formula="of:=CONCATENATE(&quot;git -C &quot;;[.B6];&quot; checkout &quot;; [.C$1])" office:value-type="string" office:string-value="git -C lib/ui-library checkout stable-3_5_0" calcext:value-type="string">
            <text:p>git -C lib/ui-library checkout stable-3_5_0</text:p>
          </table:table-cell>
          <table:table-cell table:formula="of:=CONCATENATE(&quot;git -C &quot;;[.B6];&quot; status&quot;)" office:value-type="string" office:string-value="git -C lib/ui-library status" calcext:value-type="string">
            <text:p>git -C lib/ui-library status</text:p>
          </table:table-cell>
          <table:table-cell table:formula="of:=CONCATENATE(&quot;git -C &quot;;[.B6];&quot; pull&quot;)" office:value-type="string" office:string-value="git -C lib/ui-library pull" calcext:value-type="string">
            <text:p>git -C lib/ui-library pull</text:p>
          </table:table-cell>
          <table:table-cell table:formula="of:=CONCATENATE(&quot;git restore --staged &quot;;[.B6])" office:value-type="string" office:string-value="git restore --staged lib/ui-library" calcext:value-type="string">
            <text:p>git restore --staged lib/ui-library</text:p>
          </table:table-cell>
          <table:table-cell table:formula="of:=CONCATENATE(&quot;git update-index --assume-unchanged -- &quot;;[.B6])" office:value-type="string" office:string-value="git update-index --assume-unchanged -- lib/ui-library" calcext:value-type="string">
            <text:p>git update-index --assume-unchanged -- lib/ui-library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blocks/browse</text:p>
          </table:table-cell>
          <table:table-cell table:formula="of:=CONCATENATE(&quot;git -C &quot;;[.B7];&quot; checkout &quot;; [.C$1])" office:value-type="string" office:string-value="git -C plugins/blocks/browse checkout stable-3_5_0" calcext:value-type="string">
            <text:p>git -C plugins/blocks/browse checkout stable-3_5_0</text:p>
          </table:table-cell>
          <table:table-cell table:formula="of:=CONCATENATE(&quot;git -C &quot;;[.B7];&quot; status&quot;)" office:value-type="string" office:string-value="git -C plugins/blocks/browse status" calcext:value-type="string">
            <text:p>git -C plugins/blocks/browse status</text:p>
          </table:table-cell>
          <table:table-cell table:formula="of:=CONCATENATE(&quot;git -C &quot;;[.B7];&quot; pull&quot;)" office:value-type="string" office:string-value="git -C plugins/blocks/browse pull" calcext:value-type="string">
            <text:p>git -C plugins/blocks/browse pull</text:p>
          </table:table-cell>
          <table:table-cell table:formula="of:=CONCATENATE(&quot;git restore --staged &quot;;[.B7])" office:value-type="string" office:string-value="git restore --staged plugins/blocks/browse" calcext:value-type="string">
            <text:p>git restore --staged plugins/blocks/browse</text:p>
          </table:table-cell>
          <table:table-cell table:formula="of:=CONCATENATE(&quot;git update-index --assume-unchanged -- &quot;;[.B7])" office:value-type="string" office:string-value="git update-index --assume-unchanged -- plugins/blocks/browse" calcext:value-type="string">
            <text:p>git update-index --assume-unchanged -- plugins/blocks/brows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blocks/makeSubmission</text:p>
          </table:table-cell>
          <table:table-cell table:formula="of:=CONCATENATE(&quot;git -C &quot;;[.B8];&quot; checkout &quot;; [.C$1])" office:value-type="string" office:string-value="git -C plugins/blocks/makeSubmission checkout stable-3_5_0" calcext:value-type="string">
            <text:p>git -C plugins/blocks/makeSubmission checkout stable-3_5_0</text:p>
          </table:table-cell>
          <table:table-cell table:formula="of:=CONCATENATE(&quot;git -C &quot;;[.B8];&quot; status&quot;)" office:value-type="string" office:string-value="git -C plugins/blocks/makeSubmission status" calcext:value-type="string">
            <text:p>git -C plugins/blocks/makeSubmission status</text:p>
          </table:table-cell>
          <table:table-cell table:formula="of:=CONCATENATE(&quot;git -C &quot;;[.B8];&quot; pull&quot;)" office:value-type="string" office:string-value="git -C plugins/blocks/makeSubmission pull" calcext:value-type="string">
            <text:p>git -C plugins/blocks/makeSubmission pull</text:p>
          </table:table-cell>
          <table:table-cell table:formula="of:=CONCATENATE(&quot;git restore --staged &quot;;[.B8])" office:value-type="string" office:string-value="git restore --staged plugins/blocks/makeSubmission" calcext:value-type="string">
            <text:p>git restore --staged plugins/blocks/makeSubmission</text:p>
          </table:table-cell>
          <table:table-cell table:formula="of:=CONCATENATE(&quot;git update-index --assume-unchanged -- &quot;;[.B8])" office:value-type="string" office:string-value="git update-index --assume-unchanged -- plugins/blocks/makeSubmission" calcext:value-type="string">
            <text:p>git update-index --assume-unchanged -- plugins/blocks/makeSubmission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generic/acron</text:p>
          </table:table-cell>
          <table:table-cell table:formula="of:=CONCATENATE(&quot;git -C &quot;;[.B9];&quot; checkout &quot;; [.C$1])" office:value-type="string" office:string-value="git -C plugins/generic/acron checkout stable-3_5_0" calcext:value-type="string">
            <text:p>git -C plugins/generic/acron checkout stable-3_5_0</text:p>
          </table:table-cell>
          <table:table-cell table:formula="of:=CONCATENATE(&quot;git -C &quot;;[.B9];&quot; status&quot;)" office:value-type="string" office:string-value="git -C plugins/generic/acron status" calcext:value-type="string">
            <text:p>git -C plugins/generic/acron status</text:p>
          </table:table-cell>
          <table:table-cell table:formula="of:=CONCATENATE(&quot;git -C &quot;;[.B9];&quot; pull&quot;)" office:value-type="string" office:string-value="git -C plugins/generic/acron pull" calcext:value-type="string">
            <text:p>git -C plugins/generic/acron pull</text:p>
          </table:table-cell>
          <table:table-cell table:formula="of:=CONCATENATE(&quot;git restore --staged &quot;;[.B9])" office:value-type="string" office:string-value="git restore --staged plugins/generic/acron" calcext:value-type="string">
            <text:p>git restore --staged plugins/generic/acron</text:p>
          </table:table-cell>
          <table:table-cell table:formula="of:=CONCATENATE(&quot;git update-index --assume-unchanged -- &quot;;[.B9])" office:value-type="string" office:string-value="git update-index --assume-unchanged -- plugins/generic/acron" calcext:value-type="string">
            <text:p>git update-index --assume-unchanged -- plugins/generic/acron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generic/citationStyleLanguage</text:p>
          </table:table-cell>
          <table:table-cell table:formula="of:=CONCATENATE(&quot;git -C &quot;;[.B10];&quot; checkout &quot;; [.C$1])" office:value-type="string" office:string-value="git -C plugins/generic/citationStyleLanguage checkout stable-3_5_0" calcext:value-type="string">
            <text:p>git -C plugins/generic/citationStyleLanguage checkout stable-3_5_0</text:p>
          </table:table-cell>
          <table:table-cell table:formula="of:=CONCATENATE(&quot;git -C &quot;;[.B10];&quot; status&quot;)" office:value-type="string" office:string-value="git -C plugins/generic/citationStyleLanguage status" calcext:value-type="string">
            <text:p>git -C plugins/generic/citationStyleLanguage status</text:p>
          </table:table-cell>
          <table:table-cell table:formula="of:=CONCATENATE(&quot;git -C &quot;;[.B10];&quot; pull&quot;)" office:value-type="string" office:string-value="git -C plugins/generic/citationStyleLanguage pull" calcext:value-type="string">
            <text:p>git -C plugins/generic/citationStyleLanguage pull</text:p>
          </table:table-cell>
          <table:table-cell table:formula="of:=CONCATENATE(&quot;git restore --staged &quot;;[.B10])" office:value-type="string" office:string-value="git restore --staged plugins/generic/citationStyleLanguage" calcext:value-type="string">
            <text:p>git restore --staged plugins/generic/citationStyleLanguage</text:p>
          </table:table-cell>
          <table:table-cell table:formula="of:=CONCATENATE(&quot;git update-index --assume-unchanged -- &quot;;[.B10])" office:value-type="string" office:string-value="git update-index --assume-unchanged -- plugins/generic/citationStyleLanguage" calcext:value-type="string">
            <text:p>git update-index --assume-unchanged -- plugins/generic/citationStyleLanguag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generic/credit</text:p>
          </table:table-cell>
          <table:table-cell table:formula="of:=CONCATENATE(&quot;git -C &quot;;[.B11];&quot; checkout &quot;; [.C$1])" office:value-type="string" office:string-value="git -C plugins/generic/credit checkout stable-3_5_0" calcext:value-type="string">
            <text:p>git -C plugins/generic/credit checkout stable-3_5_0</text:p>
          </table:table-cell>
          <table:table-cell table:formula="of:=CONCATENATE(&quot;git -C &quot;;[.B11];&quot; status&quot;)" office:value-type="string" office:string-value="git -C plugins/generic/credit status" calcext:value-type="string">
            <text:p>git -C plugins/generic/credit status</text:p>
          </table:table-cell>
          <table:table-cell table:formula="of:=CONCATENATE(&quot;git -C &quot;;[.B11];&quot; pull&quot;)" office:value-type="string" office:string-value="git -C plugins/generic/credit pull" calcext:value-type="string">
            <text:p>git -C plugins/generic/credit pull</text:p>
          </table:table-cell>
          <table:table-cell table:formula="of:=CONCATENATE(&quot;git restore --staged &quot;;[.B11])" office:value-type="string" office:string-value="git restore --staged plugins/generic/credit" calcext:value-type="string">
            <text:p>git restore --staged plugins/generic/credit</text:p>
          </table:table-cell>
          <table:table-cell table:formula="of:=CONCATENATE(&quot;git update-index --assume-unchanged -- &quot;;[.B11])" office:value-type="string" office:string-value="git update-index --assume-unchanged -- plugins/generic/credit" calcext:value-type="string">
            <text:p>git update-index --assume-unchanged -- plugins/generic/credit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generic/crossref</text:p>
          </table:table-cell>
          <table:table-cell table:formula="of:=CONCATENATE(&quot;git -C &quot;;[.B12];&quot; checkout &quot;; [.C$1])" office:value-type="string" office:string-value="git -C plugins/generic/crossref checkout stable-3_5_0" calcext:value-type="string">
            <text:p>git -C plugins/generic/crossref checkout stable-3_5_0</text:p>
          </table:table-cell>
          <table:table-cell table:formula="of:=CONCATENATE(&quot;git -C &quot;;[.B12];&quot; status&quot;)" office:value-type="string" office:string-value="git -C plugins/generic/crossref status" calcext:value-type="string">
            <text:p>git -C plugins/generic/crossref status</text:p>
          </table:table-cell>
          <table:table-cell table:formula="of:=CONCATENATE(&quot;git -C &quot;;[.B12];&quot; pull&quot;)" office:value-type="string" office:string-value="git -C plugins/generic/crossref pull" calcext:value-type="string">
            <text:p>git -C plugins/generic/crossref pull</text:p>
          </table:table-cell>
          <table:table-cell table:formula="of:=CONCATENATE(&quot;git restore --staged &quot;;[.B12])" office:value-type="string" office:string-value="git restore --staged plugins/generic/crossref" calcext:value-type="string">
            <text:p>git restore --staged plugins/generic/crossref</text:p>
          </table:table-cell>
          <table:table-cell table:formula="of:=CONCATENATE(&quot;git update-index --assume-unchanged -- &quot;;[.B12])" office:value-type="string" office:string-value="git update-index --assume-unchanged -- plugins/generic/crossref" calcext:value-type="string">
            <text:p>git update-index --assume-unchanged -- plugins/generic/crossref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generic/crossrefReferenceLinking</text:p>
          </table:table-cell>
          <table:table-cell table:formula="of:=CONCATENATE(&quot;git -C &quot;;[.B13];&quot; checkout &quot;; [.C$1])" office:value-type="string" office:string-value="git -C plugins/generic/crossrefReferenceLinking checkout stable-3_5_0" calcext:value-type="string">
            <text:p>git -C plugins/generic/crossrefReferenceLinking checkout stable-3_5_0</text:p>
          </table:table-cell>
          <table:table-cell table:formula="of:=CONCATENATE(&quot;git -C &quot;;[.B13];&quot; status&quot;)" office:value-type="string" office:string-value="git -C plugins/generic/crossrefReferenceLinking status" calcext:value-type="string">
            <text:p>git -C plugins/generic/crossrefReferenceLinking status</text:p>
          </table:table-cell>
          <table:table-cell table:formula="of:=CONCATENATE(&quot;git -C &quot;;[.B13];&quot; pull&quot;)" office:value-type="string" office:string-value="git -C plugins/generic/crossrefReferenceLinking pull" calcext:value-type="string">
            <text:p>git -C plugins/generic/crossrefReferenceLinking pull</text:p>
          </table:table-cell>
          <table:table-cell table:formula="of:=CONCATENATE(&quot;git restore --staged &quot;;[.B13])" office:value-type="string" office:string-value="git restore --staged plugins/generic/crossrefReferenceLinking" calcext:value-type="string">
            <text:p>git restore --staged plugins/generic/crossrefReferenceLinking</text:p>
          </table:table-cell>
          <table:table-cell table:formula="of:=CONCATENATE(&quot;git update-index --assume-unchanged -- &quot;;[.B13])" office:value-type="string" office:string-value="git update-index --assume-unchanged -- plugins/generic/crossrefReferenceLinking" calcext:value-type="string">
            <text:p>git update-index --assume-unchanged -- plugins/generic/crossrefReferenceLinking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generic/customBlockManager</text:p>
          </table:table-cell>
          <table:table-cell table:formula="of:=CONCATENATE(&quot;git -C &quot;;[.B14];&quot; checkout &quot;; [.C$1])" office:value-type="string" office:string-value="git -C plugins/generic/customBlockManager checkout stable-3_5_0" calcext:value-type="string">
            <text:p>git -C plugins/generic/customBlockManager checkout stable-3_5_0</text:p>
          </table:table-cell>
          <table:table-cell table:formula="of:=CONCATENATE(&quot;git -C &quot;;[.B14];&quot; status&quot;)" office:value-type="string" office:string-value="git -C plugins/generic/customBlockManager status" calcext:value-type="string">
            <text:p>git -C plugins/generic/customBlockManager status</text:p>
          </table:table-cell>
          <table:table-cell table:formula="of:=CONCATENATE(&quot;git -C &quot;;[.B14];&quot; pull&quot;)" office:value-type="string" office:string-value="git -C plugins/generic/customBlockManager pull" calcext:value-type="string">
            <text:p>git -C plugins/generic/customBlockManager pull</text:p>
          </table:table-cell>
          <table:table-cell table:formula="of:=CONCATENATE(&quot;git restore --staged &quot;;[.B14])" office:value-type="string" office:string-value="git restore --staged plugins/generic/customBlockManager" calcext:value-type="string">
            <text:p>git restore --staged plugins/generic/customBlockManager</text:p>
          </table:table-cell>
          <table:table-cell table:formula="of:=CONCATENATE(&quot;git update-index --assume-unchanged -- &quot;;[.B14])" office:value-type="string" office:string-value="git update-index --assume-unchanged -- plugins/generic/customBlockManager" calcext:value-type="string">
            <text:p>git update-index --assume-unchanged -- plugins/generic/customBlockManager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generic/googleAnalytics</text:p>
          </table:table-cell>
          <table:table-cell table:formula="of:=CONCATENATE(&quot;git -C &quot;;[.B15];&quot; checkout &quot;; [.C$1])" office:value-type="string" office:string-value="git -C plugins/generic/googleAnalytics checkout stable-3_5_0" calcext:value-type="string">
            <text:p>git -C plugins/generic/googleAnalytics checkout stable-3_5_0</text:p>
          </table:table-cell>
          <table:table-cell table:formula="of:=CONCATENATE(&quot;git -C &quot;;[.B15];&quot; status&quot;)" office:value-type="string" office:string-value="git -C plugins/generic/googleAnalytics status" calcext:value-type="string">
            <text:p>git -C plugins/generic/googleAnalytics status</text:p>
          </table:table-cell>
          <table:table-cell table:formula="of:=CONCATENATE(&quot;git -C &quot;;[.B15];&quot; pull&quot;)" office:value-type="string" office:string-value="git -C plugins/generic/googleAnalytics pull" calcext:value-type="string">
            <text:p>git -C plugins/generic/googleAnalytics pull</text:p>
          </table:table-cell>
          <table:table-cell table:formula="of:=CONCATENATE(&quot;git restore --staged &quot;;[.B15])" office:value-type="string" office:string-value="git restore --staged plugins/generic/googleAnalytics" calcext:value-type="string">
            <text:p>git restore --staged plugins/generic/googleAnalytics</text:p>
          </table:table-cell>
          <table:table-cell table:formula="of:=CONCATENATE(&quot;git update-index --assume-unchanged -- &quot;;[.B15])" office:value-type="string" office:string-value="git update-index --assume-unchanged -- plugins/generic/googleAnalytics" calcext:value-type="string">
            <text:p>git update-index --assume-unchanged -- plugins/generic/googleAnalytic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generic/googleScholar</text:p>
          </table:table-cell>
          <table:table-cell table:formula="of:=CONCATENATE(&quot;git -C &quot;;[.B16];&quot; checkout &quot;; [.C$1])" office:value-type="string" office:string-value="git -C plugins/generic/googleScholar checkout stable-3_5_0" calcext:value-type="string">
            <text:p>git -C plugins/generic/googleScholar checkout stable-3_5_0</text:p>
          </table:table-cell>
          <table:table-cell table:formula="of:=CONCATENATE(&quot;git -C &quot;;[.B16];&quot; status&quot;)" office:value-type="string" office:string-value="git -C plugins/generic/googleScholar status" calcext:value-type="string">
            <text:p>git -C plugins/generic/googleScholar status</text:p>
          </table:table-cell>
          <table:table-cell table:formula="of:=CONCATENATE(&quot;git -C &quot;;[.B16];&quot; pull&quot;)" office:value-type="string" office:string-value="git -C plugins/generic/googleScholar pull" calcext:value-type="string">
            <text:p>git -C plugins/generic/googleScholar pull</text:p>
          </table:table-cell>
          <table:table-cell table:formula="of:=CONCATENATE(&quot;git restore --staged &quot;;[.B16])" office:value-type="string" office:string-value="git restore --staged plugins/generic/googleScholar" calcext:value-type="string">
            <text:p>git restore --staged plugins/generic/googleScholar</text:p>
          </table:table-cell>
          <table:table-cell table:formula="of:=CONCATENATE(&quot;git update-index --assume-unchanged -- &quot;;[.B16])" office:value-type="string" office:string-value="git update-index --assume-unchanged -- plugins/generic/googleScholar" calcext:value-type="string">
            <text:p>git update-index --assume-unchanged -- plugins/generic/googleScholar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generic/jatsTemplate</text:p>
          </table:table-cell>
          <table:table-cell table:formula="of:=CONCATENATE(&quot;git -C &quot;;[.B17];&quot; checkout &quot;; [.C$1])" office:value-type="string" office:string-value="git -C plugins/generic/jatsTemplate checkout stable-3_5_0" calcext:value-type="string">
            <text:p>git -C plugins/generic/jatsTemplate checkout stable-3_5_0</text:p>
          </table:table-cell>
          <table:table-cell table:formula="of:=CONCATENATE(&quot;git -C &quot;;[.B17];&quot; status&quot;)" office:value-type="string" office:string-value="git -C plugins/generic/jatsTemplate status" calcext:value-type="string">
            <text:p>git -C plugins/generic/jatsTemplate status</text:p>
          </table:table-cell>
          <table:table-cell table:formula="of:=CONCATENATE(&quot;git -C &quot;;[.B17];&quot; pull&quot;)" office:value-type="string" office:string-value="git -C plugins/generic/jatsTemplate pull" calcext:value-type="string">
            <text:p>git -C plugins/generic/jatsTemplate pull</text:p>
          </table:table-cell>
          <table:table-cell table:formula="of:=CONCATENATE(&quot;git restore --staged &quot;;[.B17])" office:value-type="string" office:string-value="git restore --staged plugins/generic/jatsTemplate" calcext:value-type="string">
            <text:p>git restore --staged plugins/generic/jatsTemplate</text:p>
          </table:table-cell>
          <table:table-cell table:formula="of:=CONCATENATE(&quot;git update-index --assume-unchanged -- &quot;;[.B17])" office:value-type="string" office:string-value="git update-index --assume-unchanged -- plugins/generic/jatsTemplate" calcext:value-type="string">
            <text:p>git update-index --assume-unchanged -- plugins/generic/jatsTemplat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generic/jatsTemplate</text:p>
          </table:table-cell>
          <table:table-cell table:formula="of:=CONCATENATE(&quot;git -C &quot;;[.B18];&quot; checkout &quot;; [.C$1])" office:value-type="string" office:string-value="git -C plugins/generic/jatsTemplate checkout stable-3_5_0" calcext:value-type="string">
            <text:p>git -C plugins/generic/jatsTemplate checkout stable-3_5_0</text:p>
          </table:table-cell>
          <table:table-cell table:formula="of:=CONCATENATE(&quot;git -C &quot;;[.B18];&quot; status&quot;)" office:value-type="string" office:string-value="git -C plugins/generic/jatsTemplate status" calcext:value-type="string">
            <text:p>git -C plugins/generic/jatsTemplate status</text:p>
          </table:table-cell>
          <table:table-cell table:formula="of:=CONCATENATE(&quot;git -C &quot;;[.B18];&quot; pull&quot;)" office:value-type="string" office:string-value="git -C plugins/generic/jatsTemplate pull" calcext:value-type="string">
            <text:p>git -C plugins/generic/jatsTemplate pull</text:p>
          </table:table-cell>
          <table:table-cell table:formula="of:=CONCATENATE(&quot;git restore --staged &quot;;[.B18])" office:value-type="string" office:string-value="git restore --staged plugins/generic/jatsTemplate" calcext:value-type="string">
            <text:p>git restore --staged plugins/generic/jatsTemplate</text:p>
          </table:table-cell>
          <table:table-cell table:formula="of:=CONCATENATE(&quot;git update-index --assume-unchanged -- &quot;;[.B18])" office:value-type="string" office:string-value="git update-index --assume-unchanged -- plugins/generic/jatsTemplate" calcext:value-type="string">
            <text:p>git update-index --assume-unchanged -- plugins/generic/jatsTemplat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generic/lensGalley</text:p>
          </table:table-cell>
          <table:table-cell table:formula="of:=CONCATENATE(&quot;git -C &quot;;[.B19];&quot; checkout &quot;; [.C$1])" office:value-type="string" office:string-value="git -C plugins/generic/lensGalley checkout stable-3_5_0" calcext:value-type="string">
            <text:p>git -C plugins/generic/lensGalley checkout stable-3_5_0</text:p>
          </table:table-cell>
          <table:table-cell table:formula="of:=CONCATENATE(&quot;git -C &quot;;[.B19];&quot; status&quot;)" office:value-type="string" office:string-value="git -C plugins/generic/lensGalley status" calcext:value-type="string">
            <text:p>git -C plugins/generic/lensGalley status</text:p>
          </table:table-cell>
          <table:table-cell table:formula="of:=CONCATENATE(&quot;git -C &quot;;[.B19];&quot; pull&quot;)" office:value-type="string" office:string-value="git -C plugins/generic/lensGalley pull" calcext:value-type="string">
            <text:p>git -C plugins/generic/lensGalley pull</text:p>
          </table:table-cell>
          <table:table-cell table:formula="of:=CONCATENATE(&quot;git restore --staged &quot;;[.B19])" office:value-type="string" office:string-value="git restore --staged plugins/generic/lensGalley" calcext:value-type="string">
            <text:p>git restore --staged plugins/generic/lensGalley</text:p>
          </table:table-cell>
          <table:table-cell table:formula="of:=CONCATENATE(&quot;git update-index --assume-unchanged -- &quot;;[.B19])" office:value-type="string" office:string-value="git update-index --assume-unchanged -- plugins/generic/lensGalley" calcext:value-type="string">
            <text:p>git update-index --assume-unchanged -- plugins/generic/lensGalley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generic/openCitations</text:p>
          </table:table-cell>
          <table:table-cell table:formula="of:=CONCATENATE(&quot;git -C &quot;;[.B20];&quot; checkout &quot;; [.C$1])" office:value-type="string" office:string-value="git -C plugins/generic/openCitations checkout stable-3_5_0" calcext:value-type="string">
            <text:p>git -C plugins/generic/openCitations checkout stable-3_5_0</text:p>
          </table:table-cell>
          <table:table-cell table:formula="of:=CONCATENATE(&quot;git -C &quot;;[.B20];&quot; status&quot;)" office:value-type="string" office:string-value="git -C plugins/generic/openCitations status" calcext:value-type="string">
            <text:p>git -C plugins/generic/openCitations status</text:p>
          </table:table-cell>
          <table:table-cell table:formula="of:=CONCATENATE(&quot;git -C &quot;;[.B20];&quot; pull&quot;)" office:value-type="string" office:string-value="git -C plugins/generic/openCitations pull" calcext:value-type="string">
            <text:p>git -C plugins/generic/openCitations pull</text:p>
          </table:table-cell>
          <table:table-cell table:formula="of:=CONCATENATE(&quot;git restore --staged &quot;;[.B20])" office:value-type="string" office:string-value="git restore --staged plugins/generic/openCitations" calcext:value-type="string">
            <text:p>git restore --staged plugins/generic/openCitations</text:p>
          </table:table-cell>
          <table:table-cell table:formula="of:=CONCATENATE(&quot;git update-index --assume-unchanged -- &quot;;[.B20])" office:value-type="string" office:string-value="git update-index --assume-unchanged -- plugins/generic/openCitations" calcext:value-type="string">
            <text:p>git update-index --assume-unchanged -- plugins/generic/openCitation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generic/orcidProfile</text:p>
          </table:table-cell>
          <table:table-cell table:formula="of:=CONCATENATE(&quot;git -C &quot;;[.B21];&quot; checkout &quot;; [.C$1])" office:value-type="string" office:string-value="git -C plugins/generic/orcidProfile checkout stable-3_5_0" calcext:value-type="string">
            <text:p>git -C plugins/generic/orcidProfile checkout stable-3_5_0</text:p>
          </table:table-cell>
          <table:table-cell table:formula="of:=CONCATENATE(&quot;git -C &quot;;[.B21];&quot; status&quot;)" office:value-type="string" office:string-value="git -C plugins/generic/orcidProfile status" calcext:value-type="string">
            <text:p>git -C plugins/generic/orcidProfile status</text:p>
          </table:table-cell>
          <table:table-cell table:formula="of:=CONCATENATE(&quot;git -C &quot;;[.B21];&quot; pull&quot;)" office:value-type="string" office:string-value="git -C plugins/generic/orcidProfile pull" calcext:value-type="string">
            <text:p>git -C plugins/generic/orcidProfile pull</text:p>
          </table:table-cell>
          <table:table-cell table:formula="of:=CONCATENATE(&quot;git restore --staged &quot;;[.B21])" office:value-type="string" office:string-value="git restore --staged plugins/generic/orcidProfile" calcext:value-type="string">
            <text:p>git restore --staged plugins/generic/orcidProfile</text:p>
          </table:table-cell>
          <table:table-cell table:formula="of:=CONCATENATE(&quot;git update-index --assume-unchanged -- &quot;;[.B21])" office:value-type="string" office:string-value="git update-index --assume-unchanged -- plugins/generic/orcidProfile" calcext:value-type="string">
            <text:p>git update-index --assume-unchanged -- plugins/generic/orcidProfil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generic/pdfJsViewer</text:p>
          </table:table-cell>
          <table:table-cell table:formula="of:=CONCATENATE(&quot;git -C &quot;;[.B22];&quot; checkout &quot;; [.C$1])" office:value-type="string" office:string-value="git -C plugins/generic/pdfJsViewer checkout stable-3_5_0" calcext:value-type="string">
            <text:p>git -C plugins/generic/pdfJsViewer checkout stable-3_5_0</text:p>
          </table:table-cell>
          <table:table-cell table:formula="of:=CONCATENATE(&quot;git -C &quot;;[.B22];&quot; status&quot;)" office:value-type="string" office:string-value="git -C plugins/generic/pdfJsViewer status" calcext:value-type="string">
            <text:p>git -C plugins/generic/pdfJsViewer status</text:p>
          </table:table-cell>
          <table:table-cell table:formula="of:=CONCATENATE(&quot;git -C &quot;;[.B22];&quot; pull&quot;)" office:value-type="string" office:string-value="git -C plugins/generic/pdfJsViewer pull" calcext:value-type="string">
            <text:p>git -C plugins/generic/pdfJsViewer pull</text:p>
          </table:table-cell>
          <table:table-cell table:formula="of:=CONCATENATE(&quot;git restore --staged &quot;;[.B22])" office:value-type="string" office:string-value="git restore --staged plugins/generic/pdfJsViewer" calcext:value-type="string">
            <text:p>git restore --staged plugins/generic/pdfJsViewer</text:p>
          </table:table-cell>
          <table:table-cell table:formula="of:=CONCATENATE(&quot;git update-index --assume-unchanged -- &quot;;[.B22])" office:value-type="string" office:string-value="git update-index --assume-unchanged -- plugins/generic/pdfJsViewer" calcext:value-type="string">
            <text:p>git update-index --assume-unchanged -- plugins/generic/pdfJsViewer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generic/staticPages</text:p>
          </table:table-cell>
          <table:table-cell table:formula="of:=CONCATENATE(&quot;git -C &quot;;[.B23];&quot; checkout &quot;; [.C$1])" office:value-type="string" office:string-value="git -C plugins/generic/staticPages checkout stable-3_5_0" calcext:value-type="string">
            <text:p>git -C plugins/generic/staticPages checkout stable-3_5_0</text:p>
          </table:table-cell>
          <table:table-cell table:formula="of:=CONCATENATE(&quot;git -C &quot;;[.B23];&quot; status&quot;)" office:value-type="string" office:string-value="git -C plugins/generic/staticPages status" calcext:value-type="string">
            <text:p>git -C plugins/generic/staticPages status</text:p>
          </table:table-cell>
          <table:table-cell table:formula="of:=CONCATENATE(&quot;git -C &quot;;[.B23];&quot; pull&quot;)" office:value-type="string" office:string-value="git -C plugins/generic/staticPages pull" calcext:value-type="string">
            <text:p>git -C plugins/generic/staticPages pull</text:p>
          </table:table-cell>
          <table:table-cell table:formula="of:=CONCATENATE(&quot;git restore --staged &quot;;[.B23])" office:value-type="string" office:string-value="git restore --staged plugins/generic/staticPages" calcext:value-type="string">
            <text:p>git restore --staged plugins/generic/staticPages</text:p>
          </table:table-cell>
          <table:table-cell table:formula="of:=CONCATENATE(&quot;git update-index --assume-unchanged -- &quot;;[.B23])" office:value-type="string" office:string-value="git update-index --assume-unchanged -- plugins/generic/staticPages" calcext:value-type="string">
            <text:p>git update-index --assume-unchanged -- plugins/generic/staticPage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generic/tinymce</text:p>
          </table:table-cell>
          <table:table-cell table:formula="of:=CONCATENATE(&quot;git -C &quot;;[.B24];&quot; checkout &quot;; [.C$1])" office:value-type="string" office:string-value="git -C plugins/generic/tinymce checkout stable-3_5_0" calcext:value-type="string">
            <text:p>git -C plugins/generic/tinymce checkout stable-3_5_0</text:p>
          </table:table-cell>
          <table:table-cell table:formula="of:=CONCATENATE(&quot;git -C &quot;;[.B24];&quot; status&quot;)" office:value-type="string" office:string-value="git -C plugins/generic/tinymce status" calcext:value-type="string">
            <text:p>git -C plugins/generic/tinymce status</text:p>
          </table:table-cell>
          <table:table-cell table:formula="of:=CONCATENATE(&quot;git -C &quot;;[.B24];&quot; pull&quot;)" office:value-type="string" office:string-value="git -C plugins/generic/tinymce pull" calcext:value-type="string">
            <text:p>git -C plugins/generic/tinymce pull</text:p>
          </table:table-cell>
          <table:table-cell table:formula="of:=CONCATENATE(&quot;git restore --staged &quot;;[.B24])" office:value-type="string" office:string-value="git restore --staged plugins/generic/tinymce" calcext:value-type="string">
            <text:p>git restore --staged plugins/generic/tinymce</text:p>
          </table:table-cell>
          <table:table-cell table:formula="of:=CONCATENATE(&quot;git update-index --assume-unchanged -- &quot;;[.B24])" office:value-type="string" office:string-value="git update-index --assume-unchanged -- plugins/generic/tinymce" calcext:value-type="string">
            <text:p>git update-index --assume-unchanged -- plugins/generic/tinymc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generic/webFeed</text:p>
          </table:table-cell>
          <table:table-cell table:formula="of:=CONCATENATE(&quot;git -C &quot;;[.B25];&quot; checkout &quot;; [.C$1])" office:value-type="string" office:string-value="git -C plugins/generic/webFeed checkout stable-3_5_0" calcext:value-type="string">
            <text:p>git -C plugins/generic/webFeed checkout stable-3_5_0</text:p>
          </table:table-cell>
          <table:table-cell table:formula="of:=CONCATENATE(&quot;git -C &quot;;[.B25];&quot; status&quot;)" office:value-type="string" office:string-value="git -C plugins/generic/webFeed status" calcext:value-type="string">
            <text:p>git -C plugins/generic/webFeed status</text:p>
          </table:table-cell>
          <table:table-cell table:formula="of:=CONCATENATE(&quot;git -C &quot;;[.B25];&quot; pull&quot;)" office:value-type="string" office:string-value="git -C plugins/generic/webFeed pull" calcext:value-type="string">
            <text:p>git -C plugins/generic/webFeed pull</text:p>
          </table:table-cell>
          <table:table-cell table:formula="of:=CONCATENATE(&quot;git restore --staged &quot;;[.B25])" office:value-type="string" office:string-value="git restore --staged plugins/generic/webFeed" calcext:value-type="string">
            <text:p>git restore --staged plugins/generic/webFeed</text:p>
          </table:table-cell>
          <table:table-cell table:formula="of:=CONCATENATE(&quot;git update-index --assume-unchanged -- &quot;;[.B25])" office:value-type="string" office:string-value="git update-index --assume-unchanged -- plugins/generic/webFeed" calcext:value-type="string">
            <text:p>git update-index --assume-unchanged -- plugins/generic/webFeed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oaiMetadataFormats/oaiJats</text:p>
          </table:table-cell>
          <table:table-cell table:formula="of:=CONCATENATE(&quot;git -C &quot;;[.B26];&quot; checkout &quot;; [.C$1])" office:value-type="string" office:string-value="git -C plugins/oaiMetadataFormats/oaiJats checkout stable-3_5_0" calcext:value-type="string">
            <text:p>git -C plugins/oaiMetadataFormats/oaiJats checkout stable-3_5_0</text:p>
          </table:table-cell>
          <table:table-cell table:formula="of:=CONCATENATE(&quot;git -C &quot;;[.B26];&quot; status&quot;)" office:value-type="string" office:string-value="git -C plugins/oaiMetadataFormats/oaiJats status" calcext:value-type="string">
            <text:p>git -C plugins/oaiMetadataFormats/oaiJats status</text:p>
          </table:table-cell>
          <table:table-cell table:formula="of:=CONCATENATE(&quot;git -C &quot;;[.B26];&quot; pull&quot;)" office:value-type="string" office:string-value="git -C plugins/oaiMetadataFormats/oaiJats pull" calcext:value-type="string">
            <text:p>git -C plugins/oaiMetadataFormats/oaiJats pull</text:p>
          </table:table-cell>
          <table:table-cell table:formula="of:=CONCATENATE(&quot;git restore --staged &quot;;[.B26])" office:value-type="string" office:string-value="git restore --staged plugins/oaiMetadataFormats/oaiJats" calcext:value-type="string">
            <text:p>git restore --staged plugins/oaiMetadataFormats/oaiJats</text:p>
          </table:table-cell>
          <table:table-cell table:formula="of:=CONCATENATE(&quot;git update-index --assume-unchanged -- &quot;;[.B26])" office:value-type="string" office:string-value="git update-index --assume-unchanged -- plugins/oaiMetadataFormats/oaiJats" calcext:value-type="string">
            <text:p>git update-index --assume-unchanged -- plugins/oaiMetadataFormats/oaiJat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reports/counter/classes/COUNTER</text:p>
          </table:table-cell>
          <table:table-cell table:formula="of:=CONCATENATE(&quot;git -C &quot;;[.B27];&quot; checkout &quot;; [.C$1])" office:value-type="string" office:string-value="git -C plugins/reports/counter/classes/COUNTER checkout stable-3_5_0" calcext:value-type="string">
            <text:p>git -C plugins/reports/counter/classes/COUNTER checkout stable-3_5_0</text:p>
          </table:table-cell>
          <table:table-cell table:formula="of:=CONCATENATE(&quot;git -C &quot;;[.B27];&quot; status&quot;)" office:value-type="string" office:string-value="git -C plugins/reports/counter/classes/COUNTER status" calcext:value-type="string">
            <text:p>git -C plugins/reports/counter/classes/COUNTER status</text:p>
          </table:table-cell>
          <table:table-cell table:formula="of:=CONCATENATE(&quot;git -C &quot;;[.B27];&quot; pull&quot;)" office:value-type="string" office:string-value="git -C plugins/reports/counter/classes/COUNTER pull" calcext:value-type="string">
            <text:p>git -C plugins/reports/counter/classes/COUNTER pull</text:p>
          </table:table-cell>
          <table:table-cell table:formula="of:=CONCATENATE(&quot;git restore --staged &quot;;[.B27])" office:value-type="string" office:string-value="git restore --staged plugins/reports/counter/classes/COUNTER" calcext:value-type="string">
            <text:p>git restore --staged plugins/reports/counter/classes/COUNTER</text:p>
          </table:table-cell>
          <table:table-cell table:formula="of:=CONCATENATE(&quot;git update-index --assume-unchanged -- &quot;;[.B27])" office:value-type="string" office:string-value="git update-index --assume-unchanged -- plugins/reports/counter/classes/COUNTER" calcext:value-type="string">
            <text:p>git update-index --assume-unchanged -- plugins/reports/counter/classes/COUNTER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ugins/reports/reviewReport</text:p>
          </table:table-cell>
          <table:table-cell table:formula="of:=CONCATENATE(&quot;git -C &quot;;[.B28];&quot; checkout &quot;; [.C$1])" office:value-type="string" office:string-value="git -C plugins/reports/reviewReport checkout stable-3_5_0" calcext:value-type="string">
            <text:p>git -C plugins/reports/reviewReport checkout stable-3_5_0</text:p>
          </table:table-cell>
          <table:table-cell table:formula="of:=CONCATENATE(&quot;git -C &quot;;[.B28];&quot; status&quot;)" office:value-type="string" office:string-value="git -C plugins/reports/reviewReport status" calcext:value-type="string">
            <text:p>git -C plugins/reports/reviewReport status</text:p>
          </table:table-cell>
          <table:table-cell table:formula="of:=CONCATENATE(&quot;git -C &quot;;[.B28];&quot; pull&quot;)" office:value-type="string" office:string-value="git -C plugins/reports/reviewReport pull" calcext:value-type="string">
            <text:p>git -C plugins/reports/reviewReport pull</text:p>
          </table:table-cell>
          <table:table-cell table:formula="of:=CONCATENATE(&quot;git restore --staged &quot;;[.B28])" office:value-type="string" office:string-value="git restore --staged plugins/reports/reviewReport" calcext:value-type="string">
            <text:p>git restore --staged plugins/reports/reviewReport</text:p>
          </table:table-cell>
          <table:table-cell table:formula="of:=CONCATENATE(&quot;git update-index --assume-unchanged -- &quot;;[.B28])" office:value-type="string" office:string-value="git update-index --assume-unchanged -- plugins/reports/reviewReport" calcext:value-type="string">
            <text:p>git update-index --assume-unchanged -- plugins/reports/reviewRepor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b/pkp</text:p>
          </table:table-cell>
          <table:table-cell office:value-type="string" calcext:value-type="string">
            <text:p>lib/counterBots</text:p>
          </table:table-cell>
          <table:table-cell table:formula="of:=CONCATENATE(&quot;git -C &quot;;[.A30]; &quot; &quot;; [.B30];&quot; checkout &quot;; [.C$1])" office:value-type="string" office:string-value="git -C lib/pkp lib/counterBots checkout stable-3_5_0" calcext:value-type="string">
            <text:p>git -C lib/pkp lib/counterBots checkout stable-3_5_0</text:p>
          </table:table-cell>
          <table:table-cell table:formula="of:=CONCATENATE(&quot;git -C &quot;; [.A30];&quot;/&quot;; [.B30];&quot; status&quot;)" office:value-type="string" office:string-value="git -C lib/pkp/lib/counterBots status" calcext:value-type="string">
            <text:p>git -C lib/pkp/lib/counterBots status</text:p>
          </table:table-cell>
          <table:table-cell table:formula="of:=CONCATENATE(&quot;git -C &quot;; [.A30]; &quot;/&quot;;[.B30];&quot; pull&quot;)" office:value-type="string" office:string-value="git -C lib/pkp/lib/counterBots pull" calcext:value-type="string">
            <text:p>git -C lib/pkp/lib/counterBots pull</text:p>
          </table:table-cell>
          <table:table-cell table:formula="of:=CONCATENATE(&quot;git -C lib/pkp restore --staged &quot;;[.B30])" office:value-type="string" office:string-value="git -C lib/pkp restore --staged lib/counterBots" calcext:value-type="string">
            <text:p>git -C lib/pkp restore --staged lib/counterBots</text:p>
          </table:table-cell>
          <table:table-cell table:style-name="ce2" table:formula="of:=CONCATENATE(&quot;git -C ./lib/pkp update-index --assume-unchanged -- &quot;;[.B30])" office:value-type="string" office:string-value="git -C ./lib/pkp update-index --assume-unchanged -- lib/counterBots" calcext:value-type="string">
            <text:p>git -C ./lib/pkp update-index --assume-unchanged -- lib/counterBo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ib/pkp</text:p>
          </table:table-cell>
          <table:table-cell office:value-type="string" calcext:value-type="string">
            <text:p>lib/creditRoles</text:p>
          </table:table-cell>
          <table:table-cell table:formula="of:=CONCATENATE(&quot;git -C &quot;;[.A31]; &quot; &quot;; [.B31];&quot; checkout &quot;; [.C$1])" office:value-type="string" office:string-value="git -C lib/pkp lib/creditRoles checkout stable-3_5_0" calcext:value-type="string">
            <text:p>git -C lib/pkp lib/creditRoles checkout stable-3_5_0</text:p>
          </table:table-cell>
          <table:table-cell table:formula="of:=CONCATENATE(&quot;git -C &quot;; [.A31];&quot;/&quot;; [.B31];&quot; status&quot;)" office:value-type="string" office:string-value="git -C lib/pkp/lib/creditRoles status" calcext:value-type="string">
            <text:p>git -C lib/pkp/lib/creditRoles status</text:p>
          </table:table-cell>
          <table:table-cell table:formula="of:=CONCATENATE(&quot;git -C &quot;; [.A31]; &quot;/&quot;;[.B31];&quot; pull&quot;)" office:value-type="string" office:string-value="git -C lib/pkp/lib/creditRoles pull" calcext:value-type="string">
            <text:p>git -C lib/pkp/lib/creditRoles pull</text:p>
          </table:table-cell>
          <table:table-cell table:formula="of:=CONCATENATE(&quot;git -C lib/pkp restore --staged &quot;;[.B31])" office:value-type="string" office:string-value="git -C lib/pkp restore --staged lib/creditRoles" calcext:value-type="string">
            <text:p>git -C lib/pkp restore --staged lib/creditRoles</text:p>
          </table:table-cell>
          <table:table-cell table:style-name="ce2" table:formula="of:=CONCATENATE(&quot;git -C ./lib/pkp update-index --assume-unchanged -- &quot;;[.B31])" office:value-type="string" office:string-value="git -C ./lib/pkp update-index --assume-unchanged -- lib/creditRoles" calcext:value-type="string">
            <text:p>git -C ./lib/pkp update-index --assume-unchanged -- lib/creditRoles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plugins/generic/credit</text:p>
          </table:table-cell>
          <table:table-cell table:style-name="ce2" office:value-type="string" calcext:value-type="string">
            <text:p>credit-translation</text:p>
          </table:table-cell>
          <table:table-cell table:formula="of:=CONCATENATE(&quot;git -C &quot;; [.A32]; &quot; &quot;;[.B32];&quot; checkout &quot;; [.C$1])" office:value-type="string" office:string-value="git -C plugins/generic/credit credit-translation checkout stable-3_5_0" calcext:value-type="string">
            <text:p>git -C plugins/generic/credit credit-translation checkout stable-3_5_0</text:p>
          </table:table-cell>
          <table:table-cell table:formula="of:=CONCATENATE(&quot;git -C &quot;; [.A32];&quot;/&quot;; [.B32];&quot; status&quot;)" office:value-type="string" office:string-value="git -C plugins/generic/credit/credit-translation status" calcext:value-type="string">
            <text:p>git -C plugins/generic/credit/credit-translation status</text:p>
          </table:table-cell>
          <table:table-cell table:formula="of:=CONCATENATE(&quot;git -C &quot;; [.A32]; &quot;/&quot;;[.B32];&quot; pull&quot;)" office:value-type="string" office:string-value="git -C plugins/generic/credit/credit-translation pull" calcext:value-type="string">
            <text:p>git -C plugins/generic/credit/credit-translation pull</text:p>
          </table:table-cell>
          <table:table-cell table:formula="of:=CONCATENATE(&quot;git -C plugins/generic/credit restore --staged &quot;;[.B32])" office:value-type="string" office:string-value="git -C plugins/generic/credit restore --staged credit-translation" calcext:value-type="string">
            <text:p>git -C plugins/generic/credit restore --staged credit-translation</text:p>
          </table:table-cell>
          <table:table-cell table:style-name="ce2" table:formula="of:=CONCATENATE(&quot;git -C plugins/generic/credit update-index --assume-unchanged -- &quot;;[.B32])" office:value-type="string" office:string-value="git -C plugins/generic/credit update-index --assume-unchanged -- credit-translation" calcext:value-type="string">
            <text:p>git -C plugins/generic/credit update-index --assume-unchanged -- credit-translation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plugins/generic/credit</text:p>
          </table:table-cell>
          <table:table-cell table:style-name="ce2" office:value-type="string" calcext:value-type="string">
            <text:p>jats-schematrons</text:p>
          </table:table-cell>
          <table:table-cell table:formula="of:=CONCATENATE(&quot;git -C &quot;; [.A33]; &quot; &quot;;[.B33];&quot; checkout &quot;; [.C$1])" office:value-type="string" office:string-value="git -C plugins/generic/credit jats-schematrons checkout stable-3_5_0" calcext:value-type="string">
            <text:p>git -C plugins/generic/credit jats-schematrons checkout stable-3_5_0</text:p>
          </table:table-cell>
          <table:table-cell table:formula="of:=CONCATENATE(&quot;git -C &quot;; [.A33];&quot;/&quot;; [.B33];&quot; status&quot;)" office:value-type="string" office:string-value="git -C plugins/generic/credit/jats-schematrons status" calcext:value-type="string">
            <text:p>git -C plugins/generic/credit/jats-schematrons status</text:p>
          </table:table-cell>
          <table:table-cell table:formula="of:=CONCATENATE(&quot;git -C &quot;; [.A33]; &quot;/&quot;;[.B33];&quot; pull&quot;)" office:value-type="string" office:string-value="git -C plugins/generic/credit/jats-schematrons pull" calcext:value-type="string">
            <text:p>git -C plugins/generic/credit/jats-schematrons pull</text:p>
          </table:table-cell>
          <table:table-cell table:formula="of:=CONCATENATE(&quot;git -C plugins/generic/credit restore --staged &quot;;[.B33])" office:value-type="string" office:string-value="git -C plugins/generic/credit restore --staged jats-schematrons" calcext:value-type="string">
            <text:p>git -C plugins/generic/credit restore --staged jats-schematrons</text:p>
          </table:table-cell>
          <table:table-cell table:style-name="ce2" table:formula="of:=CONCATENATE(&quot;git -C plugins/generic/credit update-index --assume-unchanged -- &quot;;[.B33])" office:value-type="string" office:string-value="git -C plugins/generic/credit update-index --assume-unchanged -- jats-schematrons" calcext:value-type="string">
            <text:p>git -C plugins/generic/credit update-index --assume-unchanged -- jats-schematrons</text:p>
          </table:table-cell>
          <table:table-cell table:number-columns-repeated="16377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B5:Sheet1.B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e8a202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3:26:32.64913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5T13:18:40.029000000</meta:creation-date>
    <dc:date>2025-11-05T13:48:59.457159000</dc:date>
    <meta:editing-duration>PT30M17S</meta:editing-duration>
    <meta:editing-cycles>6</meta:editing-cycles>
    <meta:generator>LibreOffice/25.2.4.3$MacOSX_AARCH64 LibreOffice_project/33e196637044ead23f5c3226cde09b47731f7e27</meta:generator>
    <meta:document-statistic meta:table-count="1" meta:cell-count="178" meta:object-count="0"/>
  </office:meta>
</office:document-meta>
</file>